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28000000283FC50EEC0C812121.png" manifest:media-type="image/png"/>
  <manifest:file-entry manifest:full-path="Pictures/10001D2F000003B8000003B85FCC1322EC3E09D5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 Mono" svg:font-family="'Jetbrain Mono'"/>
    <style:font-face style:name="Jetbrain mono" svg:font-family="'Jetbrain mono'"/>
    <style:font-face style:name="Jetbrains Mono" svg:font-family="'Jetbrains Mono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Noto Sans2" svg:font-family="'Noto Sans'" style:font-family-generic="system" style:font-pitch="variable"/>
    <style:font-face style:name="PingFang SC" svg:font-family="'PingFang SC'" style:font-family-generic="system" style:font-pitch="variable"/>
    <style:font-face style:name="Thabit" svg:font-family="Thabi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333333" draw:opacity="100%" draw:auto-grow-height="true" draw:auto-grow-width="false" fo:max-height="0cm" fo:min-height="7.6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333333" draw:opacity="100%" draw:textarea-horizontal-align="left" draw:auto-grow-height="true" draw:auto-grow-width="true" fo:min-height="8.138cm" fo:min-width="11.86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draw:textarea-vertical-align="top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2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Lights2-title">
      <style:graphic-properties fo:min-height="2.75cm" loext:decorative="false"/>
      <style:paragraph-properties style:writing-mode="lr-tb"/>
    </style:style>
    <style:style style:name="pr8" style:family="presentation" style:parent-style-name="Lights2-outline1">
      <style:graphic-properties draw:fill="solid" draw:fill-color="#333333" loext:decorative="false"/>
      <style:paragraph-properties style:writing-mode="lr-tb"/>
    </style:style>
    <style:style style:name="pr9" style:family="presentation" style:parent-style-name="Lights2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11" style:family="presentation" style:parent-style-name="Lights2-subtitle">
      <style:graphic-properties fo:min-height="10cm" loext:decorative="false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Lights2-outline1">
      <style:graphic-properties loext:decorative="false"/>
      <style:paragraph-properties style:writing-mode="lr-tb"/>
    </style:style>
    <style:style style:name="pr14" style:family="presentation" style:parent-style-name="Lights2-subtitle">
      <style:graphic-properties draw:fill="solid" draw:fill-color="#333333" fo:min-height="10.053cm" loext:decorative="false"/>
      <style:paragraph-properties style:writing-mode="lr-tb"/>
    </style:style>
    <style:style style:name="pr15" style:family="presentation" style:parent-style-name="Lights2-subtitle">
      <style:graphic-properties draw:fill="solid" draw:fill-color="#333333" fo:min-height="10cm" loext:decorative="false"/>
      <style:paragraph-properties style:writing-mode="lr-tb"/>
    </style:style>
    <style:style style:name="pr16" style:family="presentation" style:parent-style-name="Lights2-outline1">
      <style:graphic-properties draw:textarea-vertical-align="middle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 draw:opacity="52%"/>
    </style:style>
    <style:style style:name="P5" style:family="paragraph">
      <loext:graphic-properties draw:fill="solid" draw:fill-color="#333333"/>
      <style:paragraph-properties fo:text-align="start"/>
      <style:text-properties fo:font-size="20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.254cm" fo:text-align="start"/>
    </style:style>
    <style:style style:name="P8" style:family="paragraph">
      <style:paragraph-properties fo:margin-top="0cm" fo:margin-bottom="0.254cm" fo:text-align="start"/>
      <style:text-properties fo:font-size="24pt"/>
    </style:style>
    <style:style style:name="P9" style:family="paragraph">
      <style:paragraph-properties fo:margin-top="0cm" fo:margin-bottom="0.254cm"/>
    </style:style>
    <style:style style:name="P10" style:family="paragraph">
      <loext:graphic-properties draw:fill="solid" draw:fill-color="#333333" draw:opacity="100%"/>
    </style:style>
    <style:style style:name="P11" style:family="paragraph">
      <loext:graphic-properties draw:fill="solid" draw:fill-color="#333333"/>
    </style:style>
    <style:style style:name="P12" style:family="paragraph">
      <style:paragraph-properties fo:margin-top="0cm" fo:margin-bottom="0cm"/>
      <style:text-properties style:font-name="Jetbrain mono" fo:font-size="10pt"/>
    </style:style>
    <style:style style:name="P13" style:family="paragraph">
      <style:paragraph-properties fo:margin-top="0cm" fo:margin-bottom="0cm"/>
      <style:text-properties fo:color="#99a8ba" loext:opacity="100%" style:font-name="Jetbrain mono" fo:font-size="10pt" style:font-name-asian="JetBrains Mono1" style:font-size-asian="13pt" style:font-name-complex="JetBrains Mono1" style:font-size-complex="13pt"/>
    </style:style>
    <style:style style:name="P14" style:family="paragraph">
      <style:paragraph-properties fo:margin-top="0cm" fo:margin-bottom="0cm"/>
      <style:text-properties fo:color="#e1ae2a" loext:opacity="100%" style:font-name="Jetbrain mono" fo:font-size="10pt" style:font-name-asian="JetBrains Mono1" style:font-size-asian="13pt" style:font-name-complex="JetBrains Mono1" style:font-size-complex="13pt"/>
    </style:style>
    <style:style style:name="P15" style:family="paragraph">
      <style:paragraph-properties fo:margin-top="0cm" fo:margin-bottom="0cm"/>
      <style:text-properties fo:color="#587647" loext:opacity="100%" style:font-name="Jetbrain mono" fo:font-size="10pt" style:font-name-asian="JetBrains Mono1" style:font-size-asian="13pt" style:font-name-complex="JetBrains Mono1" style:font-size-complex="13pt"/>
    </style:style>
    <style:style style:name="P16" style:family="paragraph">
      <loext:graphic-properties draw:fill="solid" draw:fill-color="#333333"/>
      <style:paragraph-properties fo:margin-top="0cm" fo:margin-bottom="0cm"/>
      <style:text-properties style:font-name="Jetbrain mono" fo:font-size="10pt"/>
    </style:style>
    <style:style style:name="P17" style:family="paragraph">
      <style:text-properties style:font-name="Jetbrain mono" fo:font-size="10pt"/>
    </style:style>
    <style:style style:name="P18" style:family="paragraph">
      <style:text-properties fo:color="#e1ae2a" loext:opacity="100%" style:font-name="Jetbrain mono" fo:font-size="10pt" style:font-name-asian="JetBrains Mono1" style:font-size-asian="13pt" style:font-name-complex="JetBrains Mono1" style:font-size-complex="13pt"/>
    </style:style>
    <style:style style:name="P19" style:family="paragraph">
      <loext:graphic-properties draw:fill="solid" draw:fill-color="#333333"/>
      <style:text-properties style:font-name="Jetbrain mono" fo:font-size="10pt"/>
    </style:style>
    <style:style style:name="P20" style:family="paragraph">
      <style:text-properties fo:color="#ffffff" loext:opacity="100%"/>
    </style:style>
    <style:style style:name="P21" style:family="paragraph">
      <loext:graphic-properties draw:fill="none" draw:fill-color="#ffffff"/>
      <style:text-properties fo:color="#ffffff" loext:opacity="100%" fo:font-size="13pt" style:font-size-asian="13pt" style:font-size-complex="13pt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fo:margin-top="0cm" fo:margin-bottom="0.254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24pt"/>
    </style:style>
    <style:style style:name="T9" style:family="text">
      <style:text-properties style:use-window-font-color="true" loext:opacity="0%" style:font-name="Liberation Sans3" fo:font-size="24pt" fo:font-weight="normal" fo:background-color="transparent"/>
    </style:style>
    <style:style style:name="T10" style:family="text">
      <style:text-properties fo:font-variant="normal" fo:text-transform="none" fo:color="#cf8e6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cbec4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8ba3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888c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3ae6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6a8f5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4558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acb8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e85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f737a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b3ae60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94558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bf6426" loext:opacity="100%" style:font-name-asian="JetBrains Mono1" style:font-size-asian="13pt" style:font-name-complex="JetBrains Mono1" style:font-size-complex="13pt"/>
    </style:style>
    <style:style style:name="T30" style:family="text">
      <style:text-properties fo:color="#99a8ba" loext:opacity="100%" style:font-name-asian="JetBrains Mono1" style:font-size-asian="13pt" style:font-name-complex="JetBrains Mono1" style:font-size-complex="13pt"/>
    </style:style>
    <style:style style:name="T31" style:family="text">
      <style:text-properties fo:color="#ada920" loext:opacity="100%" style:font-name-asian="JetBrains Mono1" style:font-size-asian="13pt" style:font-name-complex="JetBrains Mono1" style:font-size-complex="13pt"/>
    </style:style>
    <style:style style:name="T32" style:family="text">
      <style:text-properties fo:color="#febb5b" loext:opacity="100%" style:font-name-asian="JetBrains Mono1" style:font-size-asian="13pt" style:font-name-complex="JetBrains Mono1" style:font-size-complex="13pt"/>
    </style:style>
    <style:style style:name="T33" style:family="text">
      <style:text-properties fo:color="#e1ae2a" loext:opacity="100%" style:font-name-asian="JetBrains Mono1" style:font-size-asian="13pt" style:font-name-complex="JetBrains Mono1" style:font-size-complex="13pt"/>
    </style:style>
    <style:style style:name="T34" style:family="text">
      <style:text-properties fo:color="#803f7a" loext:opacity="100%" style:font-name-asian="JetBrains Mono1" style:font-size-asian="13pt" style:font-name-complex="JetBrains Mono1" style:font-size-complex="13pt"/>
    </style:style>
    <style:style style:name="T35" style:family="text">
      <style:text-properties fo:color="#7572b9" loext:opacity="100%" style:font-name-asian="JetBrains Mono1" style:font-size-asian="13pt" style:font-name-complex="JetBrains Mono1" style:font-size-complex="13pt"/>
    </style:style>
    <style:style style:name="T36" style:family="text">
      <style:text-properties fo:color="#a000a3" loext:opacity="100%" style:font-name-asian="JetBrains Mono1" style:font-size-asian="13pt" style:font-name-complex="JetBrains Mono1" style:font-size-complex="13pt"/>
    </style:style>
    <style:style style:name="T37" style:family="text">
      <style:text-properties fo:color="#587647" loext:opacity="100%" style:font-name-asian="JetBrains Mono1" style:font-size-asian="13pt" style:font-name-complex="JetBrains Mono1" style:font-size-complex="13pt"/>
    </style:style>
    <style:style style:name="T38" style:family="text">
      <style:text-properties fo:color="#99a8ba" loext:opacity="100%" fo:font-size="10pt" style:font-name-asian="JetBrains Mono1" style:font-size-asian="10pt" style:font-name-complex="JetBrains Mono1" style:font-size-complex="10pt"/>
    </style:style>
    <style:style style:name="T39" style:family="text">
      <style:text-properties fo:color="#e1ae2a" loext:opacity="100%" fo:font-size="10pt" style:font-name-asian="JetBrains Mono1" style:font-size-asian="10pt" style:font-name-complex="JetBrains Mono1" style:font-size-complex="10pt"/>
    </style:style>
    <style:style style:name="T40" style:family="text">
      <style:text-properties fo:color="#587647" loext:opacity="100%" fo:font-size="10pt" style:font-name-asian="JetBrains Mono1" style:font-size-asian="10pt" style:font-name-complex="JetBrains Mono1" style:font-size-complex="10pt"/>
    </style:style>
    <style:style style:name="T41" style:family="text">
      <style:text-properties fo:color="#bf6426" loext:opacity="100%" fo:font-size="10pt" style:font-name-asian="JetBrains Mono1" style:font-size-asian="10pt" style:font-name-complex="JetBrains Mono1" style:font-size-complex="10pt"/>
    </style:style>
    <style:style style:name="T42" style:family="text">
      <style:text-properties fo:color="#98361d" loext:opacity="100%" fo:font-size="10pt" style:font-name-asian="JetBrains Mono1" style:font-size-asian="10pt" style:font-name-complex="JetBrains Mono1" style:font-size-complex="10pt"/>
    </style:style>
    <style:style style:name="T43" style:family="text">
      <style:text-properties fo:color="#febb5b" loext:opacity="100%" fo:font-size="10pt" style:font-name-asian="JetBrains Mono1" style:font-size-asian="10pt" style:font-name-complex="JetBrains Mono1" style:font-size-complex="10pt"/>
    </style:style>
    <style:style style:name="T44" style:family="text">
      <style:text-properties fo:color="#6d6d6d" loext:opacity="100%" style:font-name-asian="JetBrains Mono1" style:font-size-asian="13pt" style:font-name-complex="JetBrains Mono1" style:font-size-complex="13pt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7a7e8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2aacb8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54a857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5" style:family="text">
      <style:text-properties fo:color="#ffffff" loext:opacity="100%" style:font-name="Thabit" fo:background-color="#333333"/>
    </style:style>
    <style:style style:name="T56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bold" style:font-name-complex="JetBrains Mono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bold" style:font-name-complex="JetBrains Mono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normal" style:font-name-complex="JetBrains Mono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4pt" style:language-asian="zh" style:country-asian="CN" style:font-style-asian="normal" style:font-weight-asian="bold" style:font-name-complex="JetBrains Mono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fo:color="#54a857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urvival guide to Static Typing in Python - Hana Burtin - 2023</presentation:footer-decl>
      <draw:page draw:name="page1" draw:style-name="dp1" draw:master-page-name="Light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<text:span text:style-name="T1">Survival Guide to Static Typing in Python</text:span>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2">How type hints can help you predict your application behavi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presentation:use-footer-name="ftr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Why this guide?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>What static typing is (not)?</text:p>
              </text:list-item>
              <text:list-item>
                <text:p>Should I use static typing?</text:p>
              </text:list-item>
              <text:list-item>
                <text:p>Some concepts for typing</text:p>
              </text:list-item>
              <text:list-item>
                <text:p>Best practices</text:p>
              </text:list-item>
              <text:list-item>
                <text:p>Toolbox</text:p>
              </text:list-item>
              <text:list-item>
                <text:p>From static to dynamic ty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What is static typing?</text:p>
          </draw:text-box>
        </draw:frame>
        <draw:frame presentation:style-name="pr8" draw:text-style-name="P5" draw:layer="layout" svg:width="25cm" svg:height="10cm" svg:x="1.5cm" svg:y="4cm" presentation:class="outline" presentation:user-transformed="true">
          <draw:text-box>
            <text:p><text:span text:style-name="T3">def </text:span><text:span text:style-name="T4">create_article</text:span><text:span text:style-name="T5">(</text:span><text:span text:style-name="T5"><text:line-break/></text:span><text:span text:style-name="T5"> <text:s text:c="3"/></text:span><text:span text:style-name="T6">*,</text:span><text:span text:style-name="T6"><text:line-break/></text:span><text:span text:style-name="T6"> <text:s text:c="3"/>name: </text:span><text:span text:style-name="T7">str</text:span><text:span text:style-name="T6">,</text:span><text:span text:style-name="T6"><text:line-break/></text:span><text:span text:style-name="T6"> <text:s text:c="3"/>content_format: content_models.TextFormats,</text:span><text:span text:style-name="T6"><text:line-break/></text:span><text:span text:style-name="T6"> <text:s text:c="3"/>content: </text:span><text:span text:style-name="T7">str</text:span><text:span text:style-name="T6">,</text:span><text:span text:style-name="T6"><text:line-break/></text:span><text:span text:style-name="T6"> <text:s text:c="3"/>user: auth_models.User | </text:span><text:span text:style-name="T3">None</text:span><text:span text:style-name="T6">,</text:span><text:span text:style-name="T6"><text:line-break/></text:span><text:span text:style-name="T5">) </text:span><text:span text:style-name="T6">-&gt; content_models.Article:</text:span></text:p>
            <text:p><text:span text:style-name="T6"><text:s text:c="4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What static typing is (not)?</text:p>
          </draw:text-box>
        </draw:frame>
        <draw:frame presentation:style-name="pr11" draw:text-style-name="P8" draw:layer="layout" svg:width="25cm" svg:height="10cm" svg:x="1.5cm" svg:y="4cm" presentation:class="subtitle" presentation:user-transformed="true">
          <draw:text-box>
            <text:list text:style-name="L1">
              <text:list-item>
                <text:p text:style-name="P7"><text:span text:style-name="T8">Static is not runtime</text:span></text:p>
                <text:list>
                  <text:list-item>
                    <text:p text:style-name="P7"><text:span text:style-name="T8">It’s not an auto-casting magic tool</text:span></text:p>
                  </text:list-item>
                  <text:list-item>
                    <text:p text:style-name="P7"><text:span text:style-name="T8">Declared type can differ from what is declared</text:span></text:p>
                  </text:list-item>
                  <text:list-item>
                    <text:p text:style-name="P7"><text:span text:style-name="T8">It does not promise immutability</text:span></text:p>
                  </text:list-item>
                </text:list>
                <text:p text:style-name="P7"><text:span text:style-name="T8"/></text:p>
              </text:list-item>
              <text:list-item>
                <text:p text:style-name="P7"><text:span text:style-name="T8">It’s an interface contract:</text:span></text:p>
                <text:list>
                  <text:list-item>
                    <text:p text:style-name="P7"><text:span text:style-name="T8">It defines the input and output of a function/method</text:span></text:p>
                  </text:list-item>
                  <text:list-item>
                    <text:p text:style-name="P7"><text:span text:style-name="T8">It helps you predict the objects you work with at any give 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hould I use static typing?</text:p>
          </draw:text-box>
        </draw:frame>
        <draw:frame presentation:style-name="pr13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9"><text:span text:style-name="T9">It teaches you to think about your code before implementation</text:span></text:p>
              </text:list-item>
              <text:list-item>
                <text:p text:style-name="P9"><text:span text:style-name="T9">It helps you document your code</text:span></text:p>
                <text:list>
                  <text:list-item>
                    <text:p>Better to communicate with your team</text:p>
                  </text:list-item>
                  <text:list-item>
                    <text:p>Better to return to your code</text:p>
                  </text:list-item>
                </text:list>
              </text:list-item>
              <text:list-item>
                <text:p text:style-name="P9"><text:span text:style-name="T9">It helps avoiding AttributeError</text:span></text:p>
              </text:list-item>
              <text:list-item>
                <text:p text:style-name="P9"><text:span text:style-name="T9">It shows the impact of a signature change before running tests</text:span></text:p>
              </text:list-item>
              <text:list-item>
                <text:p text:style-name="P9"><text:span text:style-name="T9">It becomes a reflex quite 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Generics</text:p>
          </draw:text-box>
        </draw:frame>
        <draw:frame presentation:style-name="pr13" draw:layer="layout" svg:width="12.199cm" svg:height="1.08cm" svg:x="1.5cm" svg:y="4cm" presentation:class="outline" presentation:user-transformed="true">
          <draw:text-box>
            <text:list text:style-name="L2">
              <text:list-item>
                <text:p>Python 3.11</text:p>
              </text:list-item>
            </text:list>
            <text:p/>
          </draw:text-box>
        </draw:frame>
        <draw:frame presentation:style-name="pr13" draw:layer="layout" svg:width="12.199cm" svg:height="10cm" svg:x="14.31cm" svg:y="4cm" presentation:class="outline">
          <draw:text-box>
            <text:list text:style-name="L2">
              <text:list-item>
                <text:p>Python 3.12</text:p>
              </text:list-item>
            </text:list>
          </draw:text-box>
        </draw:frame>
        <draw:frame draw:style-name="gr2" draw:text-style-name="P10" draw:layer="layout" svg:width="10.16cm" svg:height="7.91cm" svg:x="1.905cm" svg:y="5.425cm">
          <draw:text-box>
            <text:p><text:span text:style-name="T10">from </text:span><text:span text:style-name="T11">typing </text:span><text:span text:style-name="T10">import </text:span><text:span text:style-name="T11">Generic, TypeVar</text:span><text:span text:style-name="T11"><text:line-break/></text:span><text:span text:style-name="T11"><text:line-break/></text:span><text:span text:style-name="T11">Number = TypeVar</text:span><text:span text:style-name="T12">(</text:span><text:span text:style-name="T13">"Number"</text:span><text:span text:style-name="T11">, </text:span><text:span text:style-name="T14">int</text:span><text:span text:style-name="T11">, </text:span><text:span text:style-name="T14">float</text:span><text:span text:style-name="T12">)</text:span><text:span text:style-name="T12"><text:line-break/></text:span><text:span text:style-name="T12"><text:line-break/></text:span><text:span text:style-name="T12"><text:line-break/></text:span><text:span text:style-name="T10">class </text:span><text:span text:style-name="T11">Addition</text:span><text:span text:style-name="T12">(</text:span><text:span text:style-name="T11">Generic</text:span><text:span text:style-name="T12">[</text:span><text:span text:style-name="T11">Number</text:span><text:span text:style-name="T12">])</text:span><text:span text:style-name="T11">:</text:span><text:span text:style-name="T11"><text:line-break/></text:span><text:span text:style-name="T11"> <text:s text:c="3"/></text:span><text:span text:style-name="T15">@classmethod</text:span><text:span text:style-name="T15"><text:line-break/></text:span><text:span text:style-name="T15"> <text:s text:c="3"/></text:span><text:span text:style-name="T10">def </text:span><text:span text:style-name="T16">apply</text:span><text:span text:style-name="T12">(</text:span><text:span text:style-name="T17">cls</text:span><text:span text:style-name="T11">, a: Number, b: Number</text:span><text:span text:style-name="T12">) </text:span><text:span text:style-name="T11">-&gt; Number:</text:span><text:span text:style-name="T11"><text:line-break/></text:span><text:span text:style-name="T11"> <text:s text:c="7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if </text:span><text:span text:style-name="T11">__name__ == </text:span><text:span text:style-name="T13">"__main__"</text:span><text:span text:style-name="T11">:</text:span><text:span text:style-name="T11"><text:line-break/></text:span><text:span text:style-name="T11"> <text:s text:c="3"/>result = Addition.apply</text:span><text:span text:style-name="T12">(</text:span><text:span text:style-name="T18">1</text:span><text:span text:style-name="T11">, </text:span><text:span text:style-name="T18">2</text:span><text:span text:style-name="T12">) <text:s/></text:span><text:span text:style-name="T19"># Result is expected of type int</text:span><text:span text:style-name="T19"><text:line-break/></text:span><text:span text:style-name="T19"> <text:s text:c="3"/></text:span><text:span text:style-name="T14">print</text:span><text:span text:style-name="T12">(</text:span><text:span text:style-name="T13">f"</text:span><text:span text:style-name="T12">{</text:span><text:span text:style-name="T11">result=</text:span><text:span text:style-name="T12">}</text:span><text:span text:style-name="T13">"</text:span><text:span text:style-name="T12">)</text:span><text:span text:style-name="T12"><text:line-break/></text:span><text:span text:style-name="T12"/></text:p>
          </draw:text-box>
        </draw:frame>
        <draw:frame draw:style-name="gr3" draw:text-style-name="P10" draw:layer="layout" svg:width="14.684cm" svg:height="8.388cm" svg:x="13.256cm" svg:y="5.08cm">
          <draw:text-box>
            <text:p><text:span text:style-name="T11">Number = </text:span><text:span text:style-name="T14">int </text:span><text:span text:style-name="T11">| </text:span><text:span text:style-name="T14">float</text:span><text:span text:style-name="T14"><text:line-break/></text:span><text:span text:style-name="T14"><text:line-break/></text:span><text:span text:style-name="T14"><text:line-break/></text:span><text:span text:style-name="T10">class </text:span><text:span text:style-name="T11">Addition</text:span><text:span text:style-name="T12">[</text:span><text:span text:style-name="T11">T: Number</text:span><text:span text:style-name="T12">]</text:span><text:span text:style-name="T11">:</text:span><text:span text:style-name="T11"><text:line-break/></text:span><text:span text:style-name="T11"> <text:s text:c="3"/></text:span><text:span text:style-name="T15">@classmethod</text:span><text:span text:style-name="T15"><text:line-break/></text:span><text:span text:style-name="T15"> <text:s text:c="3"/></text:span><text:span text:style-name="T10">def </text:span><text:span text:style-name="T16">apply</text:span><text:span text:style-name="T12">(</text:span><text:span text:style-name="T17">cls</text:span><text:span text:style-name="T11">, a: T, b: T</text:span><text:span text:style-name="T12">) </text:span><text:span text:style-name="T11">-&gt; T:</text:span><text:span text:style-name="T11"><text:line-break/></text:span><text:span text:style-name="T11"> <text:s text:c="7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def </text:span><text:span text:style-name="T16">add</text:span><text:span text:style-name="T12">[</text:span><text:span text:style-name="T20">T: Number</text:span><text:span text:style-name="T12">](</text:span><text:span text:style-name="T11">a: T, b: T</text:span><text:span text:style-name="T12">) </text:span><text:span text:style-name="T11">-&gt; Number:</text:span><text:span text:style-name="T11"><text:line-break/></text:span><text:span text:style-name="T11"> <text:s text:c="3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if </text:span><text:span text:style-name="T11">__name__ == </text:span><text:span text:style-name="T13">"__main__"</text:span><text:span text:style-name="T11">:</text:span><text:span text:style-name="T11"><text:line-break/></text:span><text:span text:style-name="T11"> <text:s text:c="3"/>result = Addition.apply</text:span><text:span text:style-name="T12">(</text:span><text:span text:style-name="T18">1</text:span><text:span text:style-name="T11">, </text:span><text:span text:style-name="T18">2</text:span><text:span text:style-name="T12">) <text:s/></text:span><text:span text:style-name="T19"># Result is expected of type int</text:span><text:span text:style-name="T19"><text:line-break/></text:span><text:span text:style-name="T19"> <text:s text:c="3"/></text:span><text:span text:style-name="T14">print</text:span><text:span text:style-name="T12">(</text:span><text:span text:style-name="T13">f"</text:span><text:span text:style-name="T12">{</text:span><text:span text:style-name="T11">result=</text:span><text:span text:style-name="T12">}</text:span><text:span text:style-name="T13">"</text:span><text:span text:style-name="T12">)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Structural Typing</text:p>
          </draw:text-box>
        </draw:frame>
        <draw:frame presentation:style-name="pr14" draw:text-style-name="P11" draw:layer="layout" svg:width="25cm" svg:height="10.053cm" svg:x="1.5cm" svg:y="4cm" presentation:class="subtitle" presentation:user-transformed="true">
          <draw:text-box>
            <text:p><text:span text:style-name="T21">from </text:span><text:span text:style-name="T22">collections.abc </text:span><text:span text:style-name="T21">import </text:span><text:span text:style-name="T22">Iterable</text:span><text:span text:style-name="T22"><text:line-break/></text:span><text:span text:style-name="T21">from </text:span><text:span text:style-name="T22">typing </text:span><text:span text:style-name="T21">import </text:span><text:span text:style-name="T22">Protocol, TypeVar</text:span><text:span text:style-name="T22"><text:line-break/></text:span><text:span text:style-name="T22"><text:line-break/></text:span><text:span text:style-name="T22">Number = TypeVar</text:span><text:span text:style-name="T23">(</text:span><text:span text:style-name="T24">"Number"</text:span><text:span text:style-name="T22">, </text:span><text:span text:style-name="T25">float</text:span><text:span text:style-name="T22">, </text:span><text:span text:style-name="T25">int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class </text:span><text:span text:style-name="T22">Operation</text:span><text:span text:style-name="T23">(</text:span><text:span text:style-name="T22">Protocol</text:span><text:span text:style-name="T23">)</text:span><text:span text:style-name="T22">:</text:span><text:span text:style-name="T22"><text:line-break/></text:span><text:span text:style-name="T22"> <text:s text:c="3"/></text:span><text:span text:style-name="T26">@classmethod</text:span><text:span text:style-name="T26"><text:line-break/></text:span><text:span text:style-name="T26"> <text:s text:c="3"/></text:span><text:span text:style-name="T21">def </text:span><text:span text:style-name="T27">apply</text:span><text:span text:style-name="T23">(</text:span><text:span text:style-name="T28">cls</text:span><text:span text:style-name="T22">, a: Number, b: Number</text:span><text:span text:style-name="T23">) </text:span><text:span text:style-name="T22">-&gt; Number:</text:span><text:span text:style-name="T22"><text:line-break/></text:span><text:span text:style-name="T22"> <text:s text:c="7"/>...</text:span><text:span text:style-name="T22"><text:line-break/></text:span><text:span text:style-name="T22"><text:line-break/></text:span><text:span text:style-name="T22"><text:line-break/></text:span><text:span text:style-name="T21">def </text:span><text:span text:style-name="T27">apply_to_all</text:span><text:span text:style-name="T23">(</text:span><text:span text:style-name="T22">operation: Operation, values: Iterable</text:span><text:span text:style-name="T23">[</text:span><text:span text:style-name="T22">Number</text:span><text:span text:style-name="T23">]) </text:span><text:span text:style-name="T22">-&gt; Number:</text:span><text:span text:style-name="T22"><text:line-break/></text:span><text:span text:style-name="T22"> <text:s text:c="3"/>it = </text:span><text:span text:style-name="T25">iter</text:span><text:span text:style-name="T23">(</text:span><text:span text:style-name="T22">values</text:span><text:span text:style-name="T23">)</text:span><text:span text:style-name="T23"><text:line-break/></text:span><text:span text:style-name="T23"> <text:s text:c="3"/></text:span><text:span text:style-name="T22">value = </text:span><text:span text:style-name="T25">next</text:span><text:span text:style-name="T23">(</text:span><text:span text:style-name="T22">it</text:span><text:span text:style-name="T23">)</text:span><text:span text:style-name="T23"><text:line-break/></text:span><text:span text:style-name="T23"><text:line-break/></text:span><text:span text:style-name="T23"> <text:s text:c="3"/></text:span><text:span text:style-name="T21">for </text:span><text:span text:style-name="T22">x </text:span><text:span text:style-name="T21">in </text:span><text:span text:style-name="T22">it:</text:span><text:span text:style-name="T22"><text:line-break/></text:span><text:span text:style-name="T22"> <text:s text:c="7"/>value = operation.apply</text:span><text:span text:style-name="T23">(</text:span><text:span text:style-name="T22">value, x</text:span><text:span text:style-name="T23">)</text:span><text:span text:style-name="T23"><text:line-break/></text:span><text:span text:style-name="T23"><text:line-break/></text:span><text:span text:style-name="T23"> <text:s text:c="3"/></text:span><text:span text:style-name="T21">return </text:span><text:span text:style-name="T22">value</text:span><text:span text:style-name="T22"><text:line-break/></text:span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Generic with dependency injection</text:p>
          </draw:text-box>
        </draw:frame>
        <draw:frame presentation:style-name="pr8" draw:text-style-name="P16" draw:layer="layout" svg:width="12.199cm" svg:height="6.795cm" svg:x="1.27cm" svg:y="5.27cm" presentation:class="outline" presentation:user-transformed="true">
          <draw:text-box>
            <text:p text:style-name="P12"><text:span text:style-name="T29">from </text:span><text:span text:style-name="T30">typing </text:span><text:span text:style-name="T29">import </text:span><text:span text:style-name="T30">Self</text:span><text:span text:style-name="T29">, </text:span><text:span text:style-name="T30">TypeVar</text:span></text:p>
            <text:p text:style-name="P13"/>
            <text:p text:style-name="P13"/>
            <text:p text:style-name="P12"><text:span text:style-name="T29">class </text:span><text:span text:style-name="T30">Vehicle:</text:span></text:p>
            <text:p text:style-name="P12"><text:span text:style-name="T30"><text:s text:c="4"/></text:span><text:span text:style-name="T31">@classmethod</text:span></text:p>
            <text:p text:style-name="P12"><text:span text:style-name="T31"><text:s text:c="4"/></text:span><text:span text:style-name="T29">def </text:span><text:span text:style-name="T32">create_instance</text:span><text:span text:style-name="T33">(</text:span><text:span text:style-name="T34">cls</text:span><text:span text:style-name="T30">: </text:span><text:span text:style-name="T35">type</text:span><text:span text:style-name="T33">[</text:span><text:span text:style-name="T30">Self</text:span><text:span text:style-name="T33">]) </text:span><text:span text:style-name="T30">-&gt; Self:</text:span></text:p>
            <text:p text:style-name="P12"><text:span text:style-name="T30"><text:s text:c="8"/></text:span><text:span text:style-name="T29">return </text:span><text:span text:style-name="T34">cls</text:span><text:span text:style-name="T33">()</text:span></text:p>
            <text:p text:style-name="P14"/>
            <text:p text:style-name="P14"/>
            <text:p text:style-name="P12"><text:span text:style-name="T29">class </text:span><text:span text:style-name="T30">Car</text:span><text:span text:style-name="T33">(</text:span><text:span text:style-name="T30">Vehicle</text:span><text:span text:style-name="T33">)</text:span><text:span text:style-name="T30">:</text:span></text:p>
            <text:p text:style-name="P12"><text:span text:style-name="T30"><text:s text:c="4"/></text:span><text:span text:style-name="T29">def </text:span><text:span text:style-name="T36">__init__</text:span><text:span text:style-name="T33">(</text:span><text:span text:style-name="T34">self</text:span><text:span text:style-name="T33">) </text:span><text:span text:style-name="T30">-&gt; </text:span><text:span text:style-name="T29">None</text:span><text:span text:style-name="T30">:</text:span></text:p>
            <text:p text:style-name="P12"><text:span text:style-name="T30"><text:s text:c="8"/></text:span><text:span text:style-name="T34">self</text:span><text:span text:style-name="T30">.engine = </text:span><text:span text:style-name="T37">"fuel"</text:span></text:p>
            <text:p text:style-name="P15"/>
            <text:p text:style-name="P15"/>
            <text:p text:style-name="P12"><text:span text:style-name="T29">class </text:span><text:span text:style-name="T30">Bicycle</text:span><text:span text:style-name="T33">(</text:span><text:span text:style-name="T30">Vehicle</text:span><text:span text:style-name="T33">)</text:span><text:span text:style-name="T30">:</text:span></text:p>
            <text:p text:style-name="P12"><text:span text:style-name="T30"><text:s text:c="4"/></text:span><text:span text:style-name="T29">pass</text:span></text:p>
          </draw:text-box>
        </draw:frame>
        <draw:frame presentation:style-name="pr8" draw:text-style-name="P19" draw:layer="layout" svg:width="12.199cm" svg:height="7.43cm" svg:x="14.471cm" svg:y="5.27cm" presentation:class="outline" presentation:user-transformed="true">
          <draw:text-box>
            <text:p text:style-name="P17"><text:span text:style-name="T38">_V = TypeVar</text:span><text:span text:style-name="T39">(</text:span><text:span text:style-name="T40">"_V"</text:span><text:span text:style-name="T41">, </text:span><text:span text:style-name="T42">bound</text:span><text:span text:style-name="T38">=Vehicle</text:span><text:span text:style-name="T39">)</text:span></text:p>
            <text:p text:style-name="P17"><text:span text:style-name="T41"/></text:p>
            <text:p text:style-name="P17"><text:span text:style-name="T41">def </text:span><text:span text:style-name="T43">cr</text:span><text:span text:style-name="T32">eate_vehicle</text:span><text:span text:style-name="T33">(</text:span><text:span text:style-name="T30">kind: </text:span><text:span text:style-name="T35">type</text:span><text:span text:style-name="T33">[</text:span><text:span text:style-name="T30">_V</text:span><text:span text:style-name="T33">]) </text:span><text:span text:style-name="T30">-&gt; _V:</text:span></text:p>
            <text:p text:style-name="P17"><text:span text:style-name="T30"><text:s text:c="4"/></text:span><text:span text:style-name="T29">return </text:span><text:span text:style-name="T30">kind.create_instance</text:span><text:span text:style-name="T33">()</text:span></text:p>
            <text:p text:style-name="P18"/>
            <text:p text:style-name="P18"/>
            <text:p text:style-name="P17"><text:span text:style-name="T29">if </text:span><text:span text:style-name="T30">__name__ == </text:span><text:span text:style-name="T37">"__main__"</text:span><text:span text:style-name="T30">:</text:span></text:p>
            <text:p text:style-name="P17"><text:span text:style-name="T30"><text:s text:c="4"/></text:span><text:span text:style-name="T30">car = create_vehicle</text:span><text:span text:style-name="T33">(</text:span><text:span text:style-name="T30">Car</text:span><text:span text:style-name="T33">)</text:span></text:p>
            <text:p text:style-name="P17"><text:span text:style-name="T33"><text:s text:c="4"/></text:span><text:span text:style-name="T35">print</text:span><text:span text:style-name="T33">(</text:span><text:span text:style-name="T30">car.engine</text:span><text:span text:style-name="T33">)</text:span></text:p>
            <text:p text:style-name="P18"/>
            <text:p text:style-name="P17"><text:span text:style-name="T33"><text:s text:c="4"/></text:span><text:span text:style-name="T30">bicycle = create_vehicle</text:span><text:span text:style-name="T33">(</text:span><text:span text:style-name="T30">Bicycle</text:span><text:span text:style-name="T33">)</text:span></text:p>
            <text:p text:style-name="P17"><text:span text:style-name="T33"><text:s text:c="4"/></text:span><text:span text:style-name="T30">bicycle.engine <text:s/></text:span><text:span text:style-name="T44"># Typing Error</text:span></text:p>
          </draw:text-box>
        </draw:frame>
        <draw:frame draw:style-name="gr4" draw:text-style-name="P21" draw:layer="layout" svg:width="3.808cm" svg:height="1.275cm" svg:x="19.687cm" svg:y="2.737cm">
          <draw:text-box>
            <text:p text:style-name="P20"><text:span text:style-name="T45">(Python 3.11+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Best practices</text:p>
          </draw:text-box>
        </draw:frame>
        <draw:frame presentation:style-name="pr8" draw:text-style-name="P11" draw:layer="layout" svg:width="12.199cm" svg:height="10cm" svg:x="1.5cm" svg:y="4cm" presentation:class="outline" presentation:user-transformed="true">
          <draw:text-box>
            <text:p><text:span text:style-name="T46">from </text:span><text:span text:style-name="T47">collections.abc </text:span><text:span text:style-name="T46">import </text:span><text:span text:style-name="T47">Generator, Iterable</text:span><text:span text:style-name="T47"><text:line-break/></text:span><text:span text:style-name="T46">from </text:span><text:span text:style-name="T47">typing </text:span><text:span text:style-name="T46">import </text:span><text:span text:style-name="T47">TypeVar</text:span><text:span text:style-name="T47"><text:line-break/></text:span><text:span text:style-name="T47"><text:line-break/></text:span><text:span text:style-name="T47">T = TypeVar</text:span><text:span text:style-name="T48">(</text:span><text:span text:style-name="T49">"T"</text:span><text:span text:style-name="T48">)</text:span><text:span text:style-name="T48"><text:line-break/></text:span><text:span text:style-name="T48"><text:line-break/></text:span><text:span text:style-name="T48"><text:line-break/></text:span><text:span text:style-name="T50"># def one_every_two_objects[T](source: list[T]) -&gt; Generator[T, None, None]:</text:span><text:span text:style-name="T50"><text:line-break/></text:span><text:span text:style-name="T50"># Would create mypy errors for using the function with anything but a string</text:span><text:span text:style-name="T50"><text:line-break/></text:span><text:span text:style-name="T46">def </text:span><text:span text:style-name="T51">one_every_two_objects</text:span><text:span text:style-name="T48">(</text:span><text:span text:style-name="T47">source: Iterable</text:span><text:span text:style-name="T48">[</text:span><text:span text:style-name="T47">T</text:span><text:span text:style-name="T48">]) </text:span><text:span text:style-name="T47">-&gt; Generator</text:span><text:span text:style-name="T48">[</text:span><text:span text:style-name="T47">T, </text:span><text:span text:style-name="T46">None</text:span><text:span text:style-name="T47">, </text:span><text:span text:style-name="T46">None</text:span><text:span text:style-name="T48">]</text:span><text:span text:style-name="T47">:</text:span><text:span text:style-name="T47"><text:line-break/></text:span><text:span text:style-name="T47"> <text:s text:c="3"/></text:span><text:span text:style-name="T46">for </text:span><text:span text:style-name="T47">i, x </text:span><text:span text:style-name="T46">in </text:span><text:span text:style-name="T52">enumerate</text:span><text:span text:style-name="T48">(</text:span><text:span text:style-name="T47">source</text:span><text:span text:style-name="T48">)</text:span><text:span text:style-name="T47">:</text:span><text:span text:style-name="T47"><text:line-break/></text:span><text:span text:style-name="T47"> <text:s text:c="7"/></text:span><text:span text:style-name="T46">if </text:span><text:span text:style-name="T47">i % </text:span><text:span text:style-name="T53">2</text:span><text:span text:style-name="T47">:</text:span><text:span text:style-name="T47"><text:line-break/></text:span><text:span text:style-name="T47"> <text:s text:c="11"/></text:span><text:span text:style-name="T46">continue</text:span><text:span text:style-name="T46"><text:line-break/></text:span><text:span text:style-name="T46"><text:line-break/></text:span><text:span text:style-name="T46"> <text:s text:c="7"/>yield </text:span><text:span text:style-name="T47">x</text:span><text:span text:style-name="T47"><text:line-break/></text:span><text:span text:style-name="T47"><text:line-break/></text:span><text:span text:style-name="T47"><text:line-break/></text:span><text:span text:style-name="T50"># def make_list[T](value: T) -&gt; Iterable[T]:</text:span><text:span text:style-name="T50"><text:line-break/></text:span><text:span text:style-name="T50"># Would create mypy errors if you try to append any values to the return value</text:span><text:span text:style-name="T50"><text:line-break/></text:span><text:span text:style-name="T46">def </text:span><text:span text:style-name="T51">make_list</text:span><text:span text:style-name="T48">(</text:span><text:span text:style-name="T47">value: T</text:span><text:span text:style-name="T48">) </text:span><text:span text:style-name="T47">-&gt; </text:span><text:span text:style-name="T52">list</text:span><text:span text:style-name="T48">[</text:span><text:span text:style-name="T47">T</text:span><text:span text:style-name="T48">]</text:span><text:span text:style-name="T47">:</text:span><text:span text:style-name="T47"><text:line-break/></text:span><text:span text:style-name="T47"> <text:s text:c="3"/></text:span><text:span text:style-name="T46">return </text:span><text:span text:style-name="T48">[</text:span><text:span text:style-name="T47">value</text:span><text:span text:style-name="T48">]</text:span><text:span text:style-name="T48"><text:line-break/></text:span><text:span text:style-name="T48"><text:line-break/></text:span><text:span text:style-name="T48"><text:line-break/></text:span><text:span text:style-name="T46">if </text:span><text:span text:style-name="T47">__name__ == </text:span><text:span text:style-name="T49">"__main__"</text:span><text:span text:style-name="T47">:</text:span><text:span text:style-name="T47"><text:line-break/></text:span><text:span text:style-name="T47"> <text:s text:c="3"/></text:span><text:span text:style-name="T46">for </text:span><text:span text:style-name="T47">v </text:span><text:span text:style-name="T46">in </text:span><text:span text:style-name="T47">one_every_two_objects</text:span><text:span text:style-name="T48">(</text:span><text:span text:style-name="T52">range</text:span><text:span text:style-name="T54">(</text:span><text:span text:style-name="T53">10</text:span><text:span text:style-name="T54">)</text:span><text:span text:style-name="T48">)</text:span><text:span text:style-name="T47">:</text:span><text:span text:style-name="T47"><text:line-break/></text:span><text:span text:style-name="T47"> <text:s text:c="7"/></text:span><text:span text:style-name="T52">print</text:span><text:span text:style-name="T48">(</text:span><text:span text:style-name="T49">f"</text:span><text:span text:style-name="T48">{</text:span><text:span text:style-name="T47">v=</text:span><text:span text:style-name="T48">}</text:span><text:span text:style-name="T49">"</text:span><text:span text:style-name="T48">)</text:span><text:span text:style-name="T48"><text:line-break/></text:span><text:span text:style-name="T48"/></text:p>
          </draw:text-box>
        </draw:frame>
        <draw:frame presentation:style-name="pr13" draw:layer="layout" svg:width="12.199cm" svg:height="10cm" svg:x="14.31cm" svg:y="4cm" presentation:class="outline">
          <draw:text-box>
            <text:list text:style-name="L2">
              <text:list-item>
                <text:p text:style-name="P22">Parameter types should be the wider possible</text:p>
                <text:list>
                  <text:list-item>
                    <text:p>Use Protocols, ABC, Generics</text:p>
                  </text:list-item>
                </text:list>
              </text:list-item>
              <text:list-item>
                <text:p>Provide as much details as possible to the return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Toolbox: MyPy + pyproject.yaml</text:p>
          </draw:text-box>
        </draw:frame>
        <draw:frame presentation:style-name="pr8" draw:text-style-name="P11" draw:layer="layout" svg:width="12.199cm" svg:height="10cm" svg:x="1.5cm" svg:y="4cm" presentation:class="outline" presentation:user-transformed="true">
          <draw:text-box>
            <text:p><text:span text:style-name="T48">[</text:span><text:span text:style-name="T46">tool</text:span><text:span text:style-name="T47">.</text:span><text:span text:style-name="T46">mypy</text:span><text:span text:style-name="T48">]</text:span><text:span text:style-name="T48"><text:line-break/></text:span><text:span text:style-name="T46">python_version </text:span><text:span text:style-name="T47">= </text:span><text:span text:style-name="T49">"3.12"</text:span><text:span text:style-name="T49"><text:line-break/></text:span><text:span text:style-name="T46">disallow_untyped_calls </text:span><text:span text:style-name="T47">= true</text:span><text:span text:style-name="T47"><text:line-break/></text:span><text:span text:style-name="T46">disallow_untyped_defs </text:span><text:span text:style-name="T47">= true</text:span><text:span text:style-name="T47"><text:line-break/></text:span><text:span text:style-name="T46">disallow_untyped_decorators </text:span><text:span text:style-name="T47">= false</text:span><text:span text:style-name="T47"><text:line-break/></text:span><text:span text:style-name="T46">warn_redundant_casts </text:span><text:span text:style-name="T47">= true</text:span><text:span text:style-name="T47"><text:line-break/></text:span><text:span text:style-name="T46">warn_unreachable </text:span><text:span text:style-name="T47">= true</text:span><text:span text:style-name="T47"><text:line-break/></text:span><text:span text:style-name="T46">warn_incomplete_stub </text:span><text:span text:style-name="T47">= true</text:span><text:span text:style-name="T47"><text:line-break/></text:span><text:span text:style-name="T46">ignore_missing_imports </text:span><text:span text:style-name="T47">= true</text:span></text:p>
          </draw:text-box>
        </draw:frame>
        <draw:frame presentation:style-name="pr13" draw:layer="layout" svg:width="12.199cm" svg:height="10cm" svg:x="14.31cm" svg:y="4cm" presentation:class="outline">
          <draw:text-box>
            <text:list text:style-name="L2">
              <text:list-item>
                <text:p text:style-name="P22">Generate errors for missing type hints</text:p>
              </text:list-item>
              <text:list-item>
                <text:p text:style-name="P22">Flags unreachable branches</text:p>
              </text:list-item>
              <text:list-item>
                <text:p text:style-name="P22">Flags incomplete stubb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yPy Stubbers</text:p>
          </draw:text-box>
        </draw:frame>
        <draw:frame presentation:style-name="pr8" draw:text-style-name="P11" draw:layer="layout" svg:width="12.199cm" svg:height="10cm" svg:x="1.5cm" svg:y="4cm" presentation:class="outline" presentation:user-transformed="true">
          <draw:text-box>
            <text:p><text:span text:style-name="T46">from </text:span><text:span text:style-name="T47">collections.abc </text:span><text:span text:style-name="T46">import </text:span><text:span text:style-name="T47">Generator, Iterable</text:span><text:span text:style-name="T47"><text:line-break/></text:span><text:span text:style-name="T46">from </text:span><text:span text:style-name="T47">typing </text:span><text:span text:style-name="T46">import </text:span><text:span text:style-name="T47">TypeVar</text:span><text:span text:style-name="T47"><text:line-break/></text:span><text:span text:style-name="T47"><text:line-break/></text:span><text:span text:style-name="T47">T = TypeVar</text:span><text:span text:style-name="T48">(</text:span><text:span text:style-name="T49">'T'</text:span><text:span text:style-name="T48">)</text:span><text:span text:style-name="T48"><text:line-break/></text:span><text:span text:style-name="T48"><text:line-break/></text:span><text:span text:style-name="T46">def </text:span><text:span text:style-name="T51">one_every_two_objects</text:span><text:span text:style-name="T48">(</text:span><text:span text:style-name="T47">source: Iterable</text:span><text:span text:style-name="T48">[</text:span><text:span text:style-name="T47">T</text:span><text:span text:style-name="T48">]) </text:span><text:span text:style-name="T47">-&gt; Generator</text:span><text:span text:style-name="T48">[</text:span><text:span text:style-name="T47">T, </text:span><text:span text:style-name="T46">None</text:span><text:span text:style-name="T47">, </text:span><text:span text:style-name="T46">None</text:span><text:span text:style-name="T48">]</text:span><text:span text:style-name="T47">: ...</text:span><text:span text:style-name="T47"><text:line-break/></text:span><text:span text:style-name="T46">def </text:span><text:span text:style-name="T51">make_list</text:span><text:span text:style-name="T48">(</text:span><text:span text:style-name="T47">value: T</text:span><text:span text:style-name="T48">) </text:span><text:span text:style-name="T47">-&gt; </text:span><text:span text:style-name="T52">list</text:span><text:span text:style-name="T48">[</text:span><text:span text:style-name="T47">T</text:span><text:span text:style-name="T48">]</text:span><text:span text:style-name="T47">: ...</text:span><text:span text:style-name="T47"><text:line-break/></text:span><text:span text:style-name="T47"/></text:p>
          </draw:text-box>
        </draw:frame>
        <draw:frame presentation:style-name="pr13" draw:layer="layout" svg:width="12.199cm" svg:height="10cm" svg:x="14.31cm" svg:y="4cm" presentation:class="outline">
          <draw:text-box>
            <text:list text:style-name="L2">
              <text:list-item>
                <text:p text:style-name="P22">Use <text:span text:style-name="T55">stubgen module.py</text:span> to generate stubbers automatically</text:p>
              </text:list-item>
              <text:list-item>
                <text:p text:style-name="P22">Stubbers allow mypy to use a .pyi declaration for typing instead of real implementation</text:p>
              </text:list-item>
              <text:list-item>
                <text:p text:style-name="P22">It’s faster for large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Builtin modules</text:p>
          </draw:text-box>
        </draw:frame>
        <draw:frame presentation:style-name="pr13" draw:layer="layout" svg:width="12.199cm" svg:height="10cm" svg:x="1.5cm" svg:y="4cm" presentation:class="outline" presentation:user-transformed="true">
          <draw:text-box>
            <text:p><text:span text:style-name="T56">import </text:span><text:span text:style-name="T57">typing</text:span></text:p>
            <text:list text:style-name="L2">
              <text:list-item>
                <text:p>Provides general types</text:p>
              </text:list-item>
              <text:list-item>
                <text:p>Provides meta types</text:p>
                <text:list>
                  <text:list-item>
                    <text:p><text:span text:style-name="T58">TypeAlias, TypeVar</text:span></text:p>
                  </text:list-item>
                </text:list>
              </text:list-item>
            </text:list>
            <text:p text:style-name="P23"><text:span text:style-name="T56">import </text:span><text:span text:style-name="T57">collections.abc</text:span></text:p>
            <text:list text:continue-numbering="true" text:style-name="L2">
              <text:list-item>
                <text:p text:style-name="P23"><text:span text:style-name="T59">All collections structural ty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Static to dynamic</text:p>
          </draw:text-box>
        </draw:frame>
        <draw:frame presentation:style-name="pr15" draw:text-style-name="P11" draw:layer="layout" svg:width="25cm" svg:height="10cm" svg:x="1.5cm" svg:y="4cm" presentation:class="subtitle" presentation:user-transformed="true">
          <draw:text-box>
            <text:p><text:span text:style-name="T21">from </text:span><text:span text:style-name="T22">typing </text:span><text:span text:style-name="T21">import </text:span><text:span text:style-name="T22">TypeGuard</text:span><text:span text:style-name="T22"><text:line-break/></text:span><text:span text:style-name="T22"><text:line-break/></text:span><text:span text:style-name="T22"><text:line-break/></text:span><text:span text:style-name="T21">def </text:span><text:span text:style-name="T27">is_str_list</text:span><text:span text:style-name="T23">(</text:span><text:span text:style-name="T22">values: </text:span><text:span text:style-name="T25">list</text:span><text:span text:style-name="T23">) </text:span><text:span text:style-name="T22">-&gt; TypeGuard</text:span><text:span text:style-name="T23">[</text:span><text:span text:style-name="T25">list</text:span><text:span text:style-name="T60">[</text:span><text:span text:style-name="T25">str</text:span><text:span text:style-name="T60">]</text:span><text:span text:style-name="T23">]</text:span><text:span text:style-name="T22">:</text:span><text:span text:style-name="T22"><text:line-break/></text:span><text:span text:style-name="T22"> <text:s text:c="3"/></text:span><text:span text:style-name="T21">return </text:span><text:span text:style-name="T25">all</text:span><text:span text:style-name="T23">(</text:span><text:span text:style-name="T25">isinstance</text:span><text:span text:style-name="T60">(</text:span><text:span text:style-name="T22">v, </text:span><text:span text:style-name="T25">str</text:span><text:span text:style-name="T60">) </text:span><text:span text:style-name="T21">for </text:span><text:span text:style-name="T22">v </text:span><text:span text:style-name="T21">in </text:span><text:span text:style-name="T22">values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def </text:span><text:span text:style-name="T27">join_all</text:span><text:span text:style-name="T23">(</text:span><text:span text:style-name="T22">values: </text:span><text:span text:style-name="T25">list</text:span><text:span text:style-name="T23">) </text:span><text:span text:style-name="T22">-&gt; </text:span><text:span text:style-name="T25">str</text:span><text:span text:style-name="T22">:</text:span><text:span text:style-name="T22"><text:line-break/></text:span><text:span text:style-name="T22"> <text:s text:c="3"/></text:span><text:span text:style-name="T21">if not </text:span><text:span text:style-name="T22">is_str_list</text:span><text:span text:style-name="T23">(</text:span><text:span text:style-name="T22">values</text:span><text:span text:style-name="T23">)</text:span><text:span text:style-name="T22">:</text:span><text:span text:style-name="T22"><text:line-break/></text:span><text:span text:style-name="T22"> <text:s text:c="7"/></text:span><text:span text:style-name="T21">raise </text:span><text:span text:style-name="T25">TypeError</text:span><text:span text:style-name="T23">()</text:span><text:span text:style-name="T23"><text:line-break/></text:span><text:span text:style-name="T23"><text:line-break/></text:span><text:span text:style-name="T23"> <text:s text:c="3"/></text:span><text:span text:style-name="T21">return </text:span><text:span text:style-name="T24">" "</text:span><text:span text:style-name="T22">.join</text:span><text:span text:style-name="T23">(</text:span><text:span text:style-name="T22">values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def </text:span><text:span text:style-name="T27">upper</text:span><text:span text:style-name="T23">(</text:span><text:span text:style-name="T22">a: </text:span><text:span text:style-name="T25">object</text:span><text:span text:style-name="T23">) </text:span><text:span text:style-name="T22">-&gt; </text:span><text:span text:style-name="T25">str</text:span><text:span text:style-name="T22">:</text:span><text:span text:style-name="T22"><text:line-break/></text:span><text:span text:style-name="T22"> <text:s text:c="3"/></text:span><text:span text:style-name="T21">assert </text:span><text:span text:style-name="T25">isinstance</text:span><text:span text:style-name="T23">(</text:span><text:span text:style-name="T22">a, </text:span><text:span text:style-name="T25">str</text:span><text:span text:style-name="T23">)</text:span><text:span text:style-name="T23"><text:line-break/></text:span><text:span text:style-name="T23"> <text:s text:c="3"/></text:span><text:span text:style-name="T21">return </text:span><text:span text:style-name="T22">a.upper</text:span><text:span text:style-name="T23">()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Useful Links</text:p>
          </draw:text-box>
        </draw:frame>
        <draw:frame presentation:style-name="pr1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a xlink:href="https://docs.python.org/3.12/library/typing.html" xlink:type="simple">Python typing documentation</text:a></text:p>
              </text:list-item>
              <text:list-item>
                <text:p><text:a xlink:href="https://docs.python.org/3.12/library/collections.abc.html" xlink:type="simple">Python collections typing</text:a></text:p>
              </text:list-item>
              <text:list-item>
                <text:p><text:a xlink:href="https://mypy.readthedocs.io/en/stable/getting_started.html" xlink:type="simple">MyPy documentation</text:a></text:p>
              </text:list-item>
              <text:list-item>
                <text:p><text:a xlink:href="https://github.com/HanaPoulpe/survivalGuideToStaticTyping" xlink:type="simple">Presentation Package</text:a></text:p>
              </text:list-item>
            </text:list>
          </draw:text-box>
        </draw:frame>
        <draw:frame draw:style-name="gr5" draw:text-style-name="P24" draw:layer="layout" svg:width="4cm" svg:height="4cm" svg:x="18.225cm" svg:y="7.13cm">
          <draw:image xlink:href="Pictures/10001D2F000003B8000003B85FCC1322EC3E09D5.svg" xlink:type="simple" xlink:show="embed" xlink:actuate="onLoad" draw:mime-type="image/svg+xml">
            <text:p/>
          </draw:image>
          <draw:image xlink:href="Pictures/1000000100000028000000283FC50EEC0C812121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 Mono" svg:font-family="'Jetbrain Mono'"/>
    <style:font-face style:name="Jetbrain mono" svg:font-family="'Jetbrain mono'"/>
    <style:font-face style:name="Jetbrains Mono" svg:font-family="'Jetbrains Mono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Noto Sans2" svg:font-family="'Noto Sans'" style:font-family-generic="system" style:font-pitch="variable"/>
    <style:font-face style:name="PingFang SC" svg:font-family="'PingFang SC'" style:font-family-generic="system" style:font-pitch="variable"/>
    <style:font-face style:name="Thabit" svg:font-family="Thabit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fo:min-height="10.001cm" style:writing-mode="lr-tb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0pt" style:language-asian="zh" style:country-asian="CN" style:font-style-asian="normal" style:font-weight-asian="bold" style:font-name-complex="Noto Sans2" style:font-family-complex="'Noto Sans'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outline2" style:family="presentation" style:parent-style-name="Lights2-outline1">
      <style:graphic-properties draw:stroke="none" draw:fill="none" draw:auto-grow-height="false" draw:fit-to-size="false" style:shrink-to-fit="true" fo:min-height="10.001cm" style:writing-mode="lr-tb"/>
      <style:paragraph-properties fo:margin-left="0cm" fo:margin-right="0cm" fo:margin-top="0cm" fo:margin-bottom="0.3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fill-color="#ffffff" draw:textarea-vertical-align="top" draw:auto-grow-height="true" fo:min-height="10cm" style:writing-mode="lr-tb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0:50:33.014352766</meta:creation-date>
    <meta:editing-duration>PT10H17M53S</meta:editing-duration>
    <meta:editing-cycles>9</meta:editing-cycles>
    <meta:generator>LibreOffice/7.6.3.2$MacOSX_X86_64 LibreOffice_project/29d686fea9f6705b262d369fede658f824154cc0</meta:generator>
    <dc:title>Lights</dc:title>
    <dc:date>2023-12-02T13:21:18.343324964</dc:date>
    <meta:document-statistic meta:object-count="144"/>
    <meta:template xlink:type="simple" xlink:actuate="onRequest" xlink:title="Lights" xlink:href="../../../../../usr/lib/libreoffice/share/template/common/presnt/Lights.otp" meta:date="2023-11-26T10:50:32.699917681"/>
  </office:meta>
</office:document-meta>
</file>